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4.545cm" svg:x2="0.1cm" svg:y2="11.53cm">
          <text:p/>
        </draw:line>
        <draw:frame draw:style-name="gr3" draw:text-style-name="P5" draw:layer="layout" svg:width="5.08cm" svg:height="5.939cm" svg:x="0.1cm" svg:y="5.18cm">
          <draw:text-box>
            <text:p text:style-name="P4"><text:span text:style-name="T2">arrayIn</text:span></text:p>
            <text:p text:style-name="P4"><text:span text:style-name="T2">arrayOut</text:span></text:p>
            <text:p text:style-name="P4"><text:span text:style-name="T2">charIn</text:span></text:p>
            <text:p text:style-name="P4"><text:span text:style-name="T2">charOut</text:span></text:p>
            <text:p text:style-name="P4"><text:span text:style-name="T2">chars</text:span></text:p>
            <text:p text:style-name="P4"><text:span text:style-name="T2">close</text:span></text:p>
            <text:p text:style-name="P4"><text:span text:style-name="T2">command</text:span></text:p>
            <text:p text:style-name="P4"><text:span text:style-name="T2">description</text:span></text:p>
            <text:p text:style-name="P4"><text:span text:style-name="T2">flush</text:span></text:p>
            <text:p text:style-name="P4"><text:span text:style-name="T2">init</text:span></text:p>
            <text:p text:style-name="P4"><text:span text:style-name="T2">lineIn</text:span></text:p>
            <text:p text:style-name="P4"><text:span text:style-name="T2">lineout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custom-shape draw:style-name="gr1" draw:text-style-name="P2" draw:layer="layout" svg:width="10.16cm" svg:height="0.635cm" svg:x="0.1cm" svg:y="3.91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3.275cm" svg:x2="5.18cm" svg:y2="3.91cm">
          <text:p/>
        </draw:lin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5.08cm" svg:height="5.939cm" svg:x="5.18cm" svg:y="5.18cm">
          <draw:text-box>
            <text:p text:style-name="P4"><text:span text:style-name="T2">lines</text:span></text:p>
            <text:p text:style-name="P4"><text:span text:style-name="T2">makeArray</text:span></text:p>
            <text:p text:style-name="P4"><text:span text:style-name="T2">open</text:span></text:p>
            <text:p text:style-name="P4"><text:span text:style-name="T2">position</text:span></text:p>
            <text:p text:style-name="P4"><text:span text:style-name="T2">qualify</text:span></text:p>
            <text:p text:style-name="P4"><text:span text:style-name="T2">query</text:span></text:p>
            <text:p text:style-name="P4"><text:span text:style-name="T2">say</text:span></text:p>
            <text:p text:style-name="P4"><text:span text:style-name="T2">seek</text:span></text:p>
            <text:p text:style-name="P4"><text:span text:style-name="T2">state</text:span></text:p>
            <text:p text:style-name="P4"><text:span text:style-name="T2">string</text:span></text:p>
            <text:p text:style-name="P4"><text:span text:style-name="T2">supplier</text:span></text:p>
            <text:p text:style-name="P4"><text:span text:style-name="T2">unInit</text:span></text:p>
          </draw:text-box>
        </draw:frame>
        <draw:line draw:style-name="gr2" draw:text-style-name="P3" draw:layer="layout" svg:x1="5.18cm" svg:y1="11.53cm" svg:x2="5.18cm" svg:y2="5.18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0.16cm" svg:height="0.635cm" svg:x="0.1cm" svg:y="2.64cm">
          <text:p text:style-name="P6"><text:span text:style-name="T1">+ <text:s/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4.545cm" svg:x2="10.26cm" svg:y2="11.53cm">
          <text:p/>
        </draw:line>
        <draw:line draw:style-name="gr2" draw:text-style-name="P3" draw:layer="layout" svg:x1="10.26cm" svg:y1="5.18cm" svg:x2="0.1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00:01:21.50</dc:date>
    <dc:language>en-US</dc:language>
    <meta:editing-cycles>18</meta:editing-cycles>
    <meta:editing-duration>PT01H54M45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